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extColumn</text:p>
          </table:table-cell>
          <table:table-cell table:style-name="ce1" office:value-type="string" calcext:value-type="string">
            <text:p>NumericColumn</text:p>
          </table:table-cell>
        </table:table-row>
        <table:table-row table:style-name="ro1">
          <table:table-cell office:value-type="string" calcext:value-type="string">
            <text:p>Some te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e té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an Mathôt</meta:initial-creator>
    <meta:creation-date>2015-05-08T22:04:29.191673500</meta:creation-date>
    <dc:date>2015-05-09T14:54:11.924896901</dc:date>
    <dc:creator>Sebastiaan Mathôt</dc:creator>
    <meta:editing-duration>PT1H42M10S</meta:editing-duration>
    <meta:editing-cycles>1</meta:editing-cycles>
    <meta:generator>LibreOffice/4.4.2.2$Linux_X86_64 LibreOffice_project/40m0$Build-2</meta:generator>
    <meta:document-statistic meta:table-count="1" meta:cell-count="8" meta:object-count="0"/>
  </office:meta>
</office:document-meta>
</file>